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solid" draw:fill-color="#ff3333" draw:textarea-horizontal-align="center" draw:textarea-vertical-align="middle" draw:ole-draw-aspect="1"/>
    </style:style>
    <style:style style:name="P1" style:family="paragraph">
      <loext:graphic-properties draw:fill="solid" draw:fill-color="#ff3333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9.8mm" svg:height="111.97mm" svg:x="173.13mm" svg:y="19.13mm">
            <loext:p draw:notify-on-update-of-ranges="Sheet1.B1:Sheet1.B1 Sheet1.B2:Sheet1.B5 Sheet1.C1:Sheet1.C1 Sheet1.C2:Sheet1.C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office:value-type="string" calcext:value-type="string">
            <text:p>Simulated Annealing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Genetic Algorithm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Hybrid Alogrithm 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Hybrid Alogrithm B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</meta:initial-creator>
    <meta:creation-date>2016-04-28T13:35:07.888996088</meta:creation-date>
    <meta:generator>LibreOffice/5.0.5.2$Linux_X86_64 LibreOffice_project/00m0$Build-2</meta:generator>
    <dc:date>2016-04-28T13:40:44.249457222</dc:date>
    <dc:creator>Joe </dc:creator>
    <meta:editing-duration>PT5M36S</meta:editing-duration>
    <meta:editing-cycles>1</meta:editing-cycles>
    <meta:document-statistic meta:table-count="1" meta:cell-count="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981cm" svg:height="11.198cm" xlink:href=".." xlink:type="simple" chart:class="chart:bar" chart:style-name="ch1">
        <chart:legend svg:x="1.993cm" svg:y="0.978cm" style:legend-expansion="custom" chartooo:width="2.035cm" chartooo:height="0.743cm" style:legend-expansion-aspect-ratio="2.73889636608345" chart:style-name="ch2"/>
        <chart:plot-area chart:style-name="ch3" table:cell-range-address="Sheet1.B1:Sheet1.C5" chart:data-source-has-labels="both" svg:x="0.399cm" svg:y="0.223cm" svg:width="19.183cm" svg:height="10.752cm">
          <chartooo:coordinate-region svg:x="1.206cm" svg:y="0.422cm" svg:width="18.376cm" svg:height="9.906cm"/>
          <chart:axis chart:dimension="x" chart:name="primary-x" chart:style-name="ch4" chartooo:axis-type="auto">
            <chartooo:date-scale/>
            <chart:categories table:cell-range-address="Sheet1.B2:Sheet1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" chart:label-cell-address="Sheet1.C1:Sheet1.C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ed Annealing</text:p>
                <draw:g>
                  <svg:desc>Sheet1.B2:Sheet1.B5</svg:desc>
                </draw:g>
              </table:table-cell>
              <table:table-cell office:value-type="float" office:value="400">
                <text:p>400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Genetic Algorithm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Hybrid Alogrithm A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Hybrid Alogrithm B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rectangular" draw:cx="50%" draw:cy="50%" draw:start="100%" draw:end="0%" draw:angle="0" draw:border="0%"/>
    <draw:opacity draw:name="ChartTransparencyGradient_20_2" draw:display-name="ChartTransparencyGradient 2" draw:style="radial" draw:cx="50%" draw:cy="50%" draw:start="100%" draw:end="0%" draw:border="0%"/>
  </office:styles>
</office:document-styles>
</file>